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2Impl.isDeclared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2Impl.setDeclared( int index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2Impl.isDeclare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2Impl.Attributes2Impl(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2Impl.isSpecified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s2Impl.setAttributes( Attributes at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ttributes2Impl.isSpecified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2Impl.isDeclared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s2Impl.setSpecified( int index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2Impl.isSpecifie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2Impl.Attributes2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2Impl.addAttribute( String uri , String localName , String qName , String typ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tributes2Impl.removeAttribut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